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7fd" officeooo:paragraph-rsid="0014f7fd"/>
    </style:style>
    <style:style style:name="P2" style:family="paragraph" style:parent-style-name="Standard">
      <style:text-properties style:text-underline-style="solid" style:text-underline-width="auto" style:text-underline-color="font-color" officeooo:rsid="0014f7fd" officeooo:paragraph-rsid="0014f7f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3cdb" officeooo:paragraph-rsid="00183cd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om initial_EDA_new notebook:</text:p>
      <text:p text:style-name="P2">From Specialty column in appointments csv:</text:p>
      <text:p text:style-name="P1">doctors = ['Psychiatry', 'Child &amp; Adolescent Psychiatry', ]</text:p>
      <text:p text:style-name="P1">RN_PAs = ['Medical', 'Psych/Mental Health, Child &amp; Adolescent', 'Psych/Mental Health', 'Physician Assistant']</text:p>
      <text:p text:style-name="P1">therapists = ['Marriage &amp; Family Therapist', 'Psychologist', 'Specialist/Technologist, Other', 'Clinical' ]</text:p>
      <text:p text:style-name="P1"/>
      <text:p text:style-name="P2">From the ReasonForVisitName column in MeetingReasonFor Visit csv:</text:p>
      <text:p text:style-name="P1">implied_therapy = ['Therapy', 'New Patient Therapy', 'Therapy Telepsychiatry']</text:p>
      <text:p text:style-name="P1">implied_doctor = ['Follow up Telepsychiatry', 'New Patient Therapy Telepsychiatry',\</text:p>
      <text:p text:style-name="P1"><text:s text:c="18"/>'New Patient MD Adult', 'New Patient MD Adult Telepsychiatry'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48:58.877781317</meta:creation-date>
    <meta:generator>LibreOffice/5.1.6.2$Linux_X86_64 LibreOffice_project/10m0$Build-2</meta:generator>
    <dc:date>2018-06-08T12:33:12.914485459</dc:date>
    <meta:editing-duration>PT44M15S</meta:editing-duration>
    <meta:editing-cycles>2</meta:editing-cycles>
    <meta:document-statistic meta:table-count="0" meta:image-count="0" meta:object-count="0" meta:page-count="1" meta:paragraph-count="9" meta:word-count="74" meta:character-count="654" meta:non-whitespace-character-count="571"/>
  </office:meta>
</office:document-meta>
</file>